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 style:data-style-name="N108"/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691cm" svg:height="16.149cm" svg:x="32.434cm" svg:y="14.61cm">
            <draw:object draw:notify-on-update-of-ranges="Sheet1.R17:Sheet1.R24 Sheet1.P17:Sheet1.P24 Sheet1.Q17:Sheet1.Q24 Sheet1.P17:Sheet1.P24 Sheet1.R17:Sheet1.R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69cm" svg:height="11.128cm" svg:x="32.544cm" svg:y="2.517cm">
            <draw:object draw:notify-on-update-of-ranges="Sheet1.A34:Sheet1.A36 Sheet1.B34:Sheet1.B36 Sheet1.E33:Sheet1.E35 Sheet1.F33:Sheet1.F35 Sheet1.A34:Sheet1.A36 Sheet1.C34:Sheet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10"/>
          <table:table-cell office:value-type="string" calcext:value-type="string">
            <text:p>Градусы</text:p>
          </table:table-cell>
          <table:table-cell office:value-type="string" calcext:value-type="string">
            <text:p>Минуты</text:p>
          </table:table-cell>
          <table:table-cell table:number-columns-repeated="2"/>
          <table:table-cell office:value-type="string" calcext:value-type="string">
            <text:p>Белый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Фиолетовый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K2]-[.$K$24]+([.L2]-[.$L$24])/60" office:value-type="float" office:value="-61.15" calcext:value-type="float">
            <text:p>-61,15</text:p>
          </table:table-cell>
          <table:table-cell/>
          <table:table-cell office:value-type="string" calcext:value-type="string">
            <text:p>Оранжевый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table:formula="of:=[.K3]-[.$K$24]+([.L3]-[.$L$24])/60" office:value-type="float" office:value="-60.8" calcext:value-type="float">
            <text:p>-60,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table:formula="of:=[.K4]-[.$K$24]+([.L4]-[.$L$24])/60" office:value-type="float" office:value="-60.45" calcext:value-type="float">
            <text:p>-60,45</text:p>
          </table:table-cell>
          <table:table-cell/>
          <table:table-cell office:value-type="string" calcext:value-type="string">
            <text:p>3.56 — показания щели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Зеленый</text:p>
          </table:table-cell>
          <table:table-cell office:value-type="float" office:value="124" calcext:value-type="float">
            <text:p>124</text:p>
          </table:table-cell>
          <table:table-cell office:value-type="float" office:value="46" calcext:value-type="float">
            <text:p>46</text:p>
          </table:table-cell>
          <table:table-cell table:formula="of:=[.K5]-[.$K$24]+([.L5]-[.$L$24])/60" office:value-type="float" office:value="-55.4" calcext:value-type="float">
            <text:p>-55,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Голубой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table:formula="of:=[.K6]-[.$K$24]+([.L6]-[.$L$24])/60" office:value-type="float" office:value="-47.8333333333333" calcext:value-type="float">
            <text:p>-47,833333333333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Синий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table:formula="of:=[.K7]-[.$K$24]+([.L7]-[.$L$24])/60" office:value-type="float" office:value="-41.05" calcext:value-type="float">
            <text:p>-41,0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Фиолетовый</text:p>
          </table:table-cell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table:formula="of:=[.K8]-[.$K$24]+([.L8]-[.$L$24])/60" office:value-type="float" office:value="-37.5333333333333" calcext:value-type="float">
            <text:p>-37,5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омент открытия дополнительной щели</text:p>
          </table:table-cell>
          <table:table-cell table:number-columns-repeated="8"/>
          <table:table-cell office:value-type="string" calcext:value-type="string">
            <text:p>Оранжевый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table:formula="of:=[.K9]-[.$K$24]+([.L9]-[.$L$24])/60" office:value-type="float" office:value="-35.55" calcext:value-type="float">
            <text:p>-35,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,45 мм</text:p>
          </table:table-cell>
          <table:table-cell table:number-columns-repeated="8"/>
          <table:table-cell office:value-type="string" calcext:value-type="string">
            <text:p>Оранжевый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table:formula="of:=[.K10]-[.$K$24]+([.L10]-[.$L$24])/60" office:value-type="float" office:value="-35.4666666666667" calcext:value-type="float">
            <text:p>-35,4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азность длин волн жёлтого дублета 2,1нм</text:p>
          </table:table-cell>
          <table:table-cell table:number-columns-repeated="8"/>
          <table:table-cell office:value-type="string" calcext:value-type="string">
            <text:p>Зеленый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table:formula="of:=[.K11]-[.$K$24]+([.L11]-[.$L$24])/60" office:value-type="float" office:value="-33.3" calcext:value-type="float">
            <text:p>-33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= 0.72 мкм^(-1)</text:p>
          </table:table-cell>
          <table:table-cell table:number-columns-repeated="8"/>
          <table:table-cell office:value-type="string" calcext:value-type="string">
            <text:p>Синий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table:formula="of:=[.K12]-[.$K$24]+([.L12]-[.$L$24])/60" office:value-type="float" office:value="-29.6166666666667" calcext:value-type="float">
            <text:p>-29,61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l = 3.9A</text:p>
          </table:table-cell>
          <table:table-cell office:value-type="string" calcext:value-type="string">
            <text:p>R = 1440</text:p>
          </table:table-cell>
          <table:table-cell table:number-columns-repeated="7"/>
          <table:table-cell office:value-type="string" calcext:value-type="string">
            <text:p>Фиолетовый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table:formula="of:=[.K13]-[.$K$24]+([.L13]-[.$L$24])/60" office:value-type="float" office:value="-26.0166666666667" calcext:value-type="float">
            <text:p>-26,016666666666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Тусклый</text:p>
          </table:table-cell>
          <table:table-cell office:value-type="string" calcext:value-type="string">
            <text:p>Фиолетовый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formula="of:=[.K14]-[.$K$24]+([.L14]-[.$L$24])/60" office:value-type="float" office:value="-24" calcext:value-type="float">
            <text:p>-2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Самый яркий</text:p>
          </table:table-cell>
          <table:table-cell office:value-type="string" calcext:value-type="string">
            <text:p>Красный</text:p>
          </table:table-cell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table:formula="of:=[.K15]-[.$K$24]+([.L15]-[.$L$24])/60" office:value-type="float" office:value="-18.3166666666667" calcext:value-type="float">
            <text:p>-18,31666666666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Цвет</text:p>
          </table:table-cell>
          <table:table-cell table:style-name="ce2" office:value-type="string" calcext:value-type="string">
            <text:p>Фиолетовый</text:p>
          </table:table-cell>
          <table:table-cell table:style-name="ce2" office:value-type="string" calcext:value-type="string">
            <text:p>Синий</text:p>
          </table:table-cell>
          <table:table-cell table:style-name="ce2" office:value-type="string" calcext:value-type="string">
            <text:p>Голубой</text:p>
          </table:table-cell>
          <table:table-cell table:style-name="ce2" office:value-type="string" calcext:value-type="string">
            <text:p>Зелёный</text:p>
          </table:table-cell>
          <table:table-cell table:number-columns-repeated="2" table:style-name="ce2" office:value-type="string" calcext:value-type="string">
            <text:p>Жёлтый</text:p>
          </table:table-cell>
          <table:table-cell table:number-columns-repeated="2" table:style-name="ce2" office:value-type="string" calcext:value-type="string">
            <text:p>Красный</text:p>
          </table:table-cell>
          <table:table-cell office:value-type="string" calcext:value-type="string">
            <text:p>Красный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table:formula="of:=[.K16]-[.$K$24]+([.L16]-[.$L$24])/60" office:value-type="float" office:value="-17.9833333333333" calcext:value-type="float">
            <text:p>-17,98333333333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Длина волны</text:p>
          </table:table-cell>
          <table:table-cell office:value-type="float" office:value="404.7" calcext:value-type="float">
            <text:p>404,7</text:p>
          </table:table-cell>
          <table:table-cell office:value-type="float" office:value="435.8" calcext:value-type="float">
            <text:p>435,8</text:p>
          </table:table-cell>
          <table:table-cell office:value-type="float" office:value="491.6" calcext:value-type="float">
            <text:p>491,6</text:p>
          </table:table-cell>
          <table:table-cell office:value-type="float" office:value="546.1" calcext:value-type="float">
            <text:p>546,1</text:p>
          </table:table-cell>
          <table:table-cell office:value-type="float" office:value="577" calcext:value-type="float">
            <text:p>577</text:p>
          </table:table-cell>
          <table:table-cell office:value-type="float" office:value="579.1" calcext:value-type="float">
            <text:p>579,1</text:p>
          </table:table-cell>
          <table:table-cell office:value-type="float" office:value="623.4" calcext:value-type="float">
            <text:p>623,4</text:p>
          </table:table-cell>
          <table:table-cell table:style-name="ce4" office:value-type="float" office:value="690.7" calcext:value-type="float">
            <text:p>690,7</text:p>
          </table:table-cell>
          <table:table-cell office:value-type="string" calcext:value-type="string">
            <text:p>Красный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K17]-[.$K$24]+([.L17]-[.$L$24])/60" office:value-type="float" office:value="-17.8333333333333" calcext:value-type="float">
            <text:p>-17,8333333333333</text:p>
          </table:table-cell>
          <table:table-cell table:number-columns-repeated="2"/>
          <table:table-cell office:value-type="float" office:value="404.7" calcext:value-type="float">
            <text:p>404,7</text:p>
          </table:table-cell>
          <table:table-cell office:value-type="float" office:value="11.52" calcext:value-type="float">
            <text:p>11,52</text:p>
          </table:table-cell>
          <table:table-cell office:value-type="float" office:value="11.83" calcext:value-type="float">
            <text:p>11,83</text:p>
          </table:table-cell>
        </table:table-row>
        <table:table-row table:style-name="ro1">
          <table:table-cell table:style-name="ce2" office:value-type="string" calcext:value-type="string">
            <text:p>Угол, +</text:p>
          </table:table-cell>
          <table:table-cell office:value-type="float" office:value="11.52" calcext:value-type="float">
            <text:p>11,52</text:p>
          </table:table-cell>
          <table:table-cell office:value-type="float" office:value="12.47" calcext:value-type="float">
            <text:p>12,47</text:p>
          </table:table-cell>
          <table:table-cell office:value-type="float" office:value="14.12" calcext:value-type="float">
            <text:p>14,12</text:p>
          </table:table-cell>
          <table:table-cell office:value-type="float" office:value="15.7" calcext:value-type="float">
            <text:p>15,7</text:p>
          </table:table-cell>
          <table:table-cell office:value-type="float" office:value="16.6" calcext:value-type="float">
            <text:p>16,6</text:p>
          </table:table-cell>
          <table:table-cell office:value-type="float" office:value="16.72" calcext:value-type="float">
            <text:p>16,72</text:p>
          </table:table-cell>
          <table:table-cell office:value-type="float" office:value="18.02" calcext:value-type="float">
            <text:p>18,02</text:p>
          </table:table-cell>
          <table:table-cell table:style-name="ce4" office:value-type="float" office:value="18.48" calcext:value-type="float">
            <text:p>18,48</text:p>
          </table:table-cell>
          <table:table-cell office:value-type="string" calcext:value-type="string">
            <text:p>Оранжевый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[.K18]-[.$K$24]+([.L18]-[.$L$24])/60" office:value-type="float" office:value="-16.9666666666667" calcext:value-type="float">
            <text:p>-16,9666666666667</text:p>
          </table:table-cell>
          <table:table-cell table:number-columns-repeated="2"/>
          <table:table-cell office:value-type="float" office:value="435.8" calcext:value-type="float">
            <text:p>435,8</text:p>
          </table:table-cell>
          <table:table-cell office:value-type="float" office:value="12.47" calcext:value-type="float">
            <text:p>12,47</text:p>
          </table:table-cell>
          <table:table-cell office:value-type="float" office:value="12.82" calcext:value-type="float">
            <text:p>12,82</text:p>
          </table:table-cell>
        </table:table-row>
        <table:table-row table:style-name="ro1">
          <table:table-cell table:style-name="ce2" office:value-type="string" calcext:value-type="string">
            <text:p>Угол, -</text:p>
          </table:table-cell>
          <table:table-cell table:style-name="ce3" office:value-type="float" office:value="11.83" calcext:value-type="float">
            <text:p>11,83</text:p>
          </table:table-cell>
          <table:table-cell table:style-name="ce3" office:value-type="float" office:value="12.82" calcext:value-type="float">
            <text:p>12,82</text:p>
          </table:table-cell>
          <table:table-cell table:style-name="ce3" office:value-type="float" office:value="14.38" calcext:value-type="float">
            <text:p>14,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.88" calcext:value-type="float">
            <text:p>16,88</text:p>
          </table:table-cell>
          <table:table-cell table:style-name="ce3" office:value-type="float" office:value="16.97" calcext:value-type="float">
            <text:p>16,97</text:p>
          </table:table-cell>
          <table:table-cell table:style-name="ce3" office:value-type="float" office:value="18.21" calcext:value-type="float">
            <text:p>18,21</text:p>
          </table:table-cell>
          <table:table-cell table:style-name="ce5" office:value-type="float" office:value="18.32" calcext:value-type="float">
            <text:p>18,32</text:p>
          </table:table-cell>
          <table:table-cell office:value-type="string" calcext:value-type="string">
            <text:p>Оранжевый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table:formula="of:=[.K19]-[.$K$24]+([.L19]-[.$L$24])/60" office:value-type="float" office:value="-16.8833333333333" calcext:value-type="float">
            <text:p>-16,8833333333333</text:p>
          </table:table-cell>
          <table:table-cell table:number-columns-repeated="2"/>
          <table:table-cell office:value-type="float" office:value="491.6" calcext:value-type="float">
            <text:p>491,6</text:p>
          </table:table-cell>
          <table:table-cell office:value-type="float" office:value="14.12" calcext:value-type="float">
            <text:p>14,12</text:p>
          </table:table-cell>
          <table:table-cell office:value-type="float" office:value="14.38" calcext:value-type="float">
            <text:p>14,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Зеленый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table:formula="of:=[.K20]-[.$K$24]+([.L20]-[.$L$24])/60" office:value-type="float" office:value="-16" calcext:value-type="float">
            <text:p>-16</text:p>
          </table:table-cell>
          <table:table-cell table:number-columns-repeated="2"/>
          <table:table-cell office:value-type="float" office:value="546.1" calcext:value-type="float">
            <text:p>546,1</text:p>
          </table:table-cell>
          <table:table-cell office:value-type="float" office:value="15.7" calcext:value-type="float">
            <text:p>15,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7"/>
          <table:table-cell table:style-name="ce8" office:value-type="string" calcext:value-type="string">
            <text:p>Жёлтый 1</text:p>
          </table:table-cell>
          <table:table-cell table:style-name="ce8" office:value-type="string" calcext:value-type="string">
            <text:p>Желтый 2</text:p>
          </table:table-cell>
          <table:table-cell table:style-name="ce8" office:value-type="string" calcext:value-type="string">
            <text:p>Разность</text:p>
          </table:table-cell>
          <table:table-cell table:style-name="ce12"/>
          <table:table-cell table:style-name="ce15"/>
          <table:table-cell table:number-columns-repeated="3"/>
          <table:table-cell office:value-type="string" calcext:value-type="string">
            <text:p>Синий</text:p>
          </table:table-cell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table:formula="of:=[.K21]-[.$K$24]+([.L21]-[.$L$24])/60" office:value-type="float" office:value="-14.3833333333333" calcext:value-type="float">
            <text:p>-14,3833333333333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16.6" calcext:value-type="float">
            <text:p>16,6</text:p>
          </table:table-cell>
          <table:table-cell office:value-type="float" office:value="16.88" calcext:value-type="float">
            <text:p>16,88</text:p>
          </table:table-cell>
        </table:table-row>
        <table:table-row table:style-name="ro1">
          <table:table-cell table:style-name="ce8" office:value-type="string" calcext:value-type="string">
            <text:p>Длина волны</text:p>
          </table:table-cell>
          <table:table-cell table:style-name="ce8" office:value-type="float" office:value="577" calcext:value-type="float">
            <text:p>577</text:p>
          </table:table-cell>
          <table:table-cell table:style-name="ce8" office:value-type="float" office:value="579.1" calcext:value-type="float">
            <text:p>579,1</text:p>
          </table:table-cell>
          <table:table-cell table:style-name="ce8" table:formula="of:=[.C22]-[.B22]" office:value-type="float" office:value="2.10000000000002" calcext:value-type="float">
            <text:p>2,10000000000002</text:p>
          </table:table-cell>
          <table:table-cell table:style-name="ce10"/>
          <table:table-cell table:style-name="ce16"/>
          <table:table-cell table:number-columns-repeated="3"/>
          <table:table-cell office:value-type="string" calcext:value-type="string">
            <text:p>Фиолетовый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K22]-[.$K$24]+([.L22]-[.$L$24])/60" office:value-type="float" office:value="-12.8166666666667" calcext:value-type="float">
            <text:p>-12,8166666666667</text:p>
          </table:table-cell>
          <table:table-cell table:number-columns-repeated="2"/>
          <table:table-cell office:value-type="float" office:value="579.1" calcext:value-type="float">
            <text:p>579,1</text:p>
          </table:table-cell>
          <table:table-cell office:value-type="float" office:value="16.72" calcext:value-type="float">
            <text:p>16,72</text:p>
          </table:table-cell>
          <table:table-cell office:value-type="float" office:value="16.97" calcext:value-type="float">
            <text:p>16,97</text:p>
          </table:table-cell>
        </table:table-row>
        <table:table-row table:style-name="ro2">
          <table:table-cell table:style-name="ce8" office:value-type="string" calcext:value-type="string">
            <text:p>Порядки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Опыт,</text:p>
            <text:p>Рад/мкм</text:p>
          </table:table-cell>
          <table:table-cell table:style-name="ce8" office:value-type="string" calcext:value-type="string">
            <text:p>Теория, </text:p>
            <text:p>рад/мкм</text:p>
          </table:table-cell>
          <table:table-cell table:number-columns-repeated="3"/>
          <table:table-cell office:value-type="string" calcext:value-type="string">
            <text:p>Синий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K23]-[.$K$24]+([.L23]-[.$L$24])/60" office:value-type="float" office:value="-11.8333333333333" calcext:value-type="float">
            <text:p>-11,8333333333333</text:p>
          </table:table-cell>
          <table:table-cell table:number-columns-repeated="2"/>
          <table:table-cell office:value-type="float" office:value="623.4" calcext:value-type="float">
            <text:p>623,4</text:p>
          </table:table-cell>
          <table:table-cell office:value-type="float" office:value="18.02" calcext:value-type="float">
            <text:p>18,02</text:p>
          </table:table-cell>
          <table:table-cell office:value-type="float" office:value="18.21" calcext:value-type="float">
            <text:p>18,21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float" office:value="16.62" calcext:value-type="float">
            <text:p>16,62</text:p>
          </table:table-cell>
          <table:table-cell table:style-name="ce10" office:value-type="float" office:value="16.72" calcext:value-type="float">
            <text:p>16,72</text:p>
          </table:table-cell>
          <table:table-cell table:style-name="ce10" table:formula="of:=[.C24]-[.B24]" office:value-type="float" office:value="0.0999999999999979" calcext:value-type="float">
            <text:p>0,099999999999998</text:p>
          </table:table-cell>
          <table:table-cell table:style-name="ce25" office:value-type="float" office:value="0.53" calcext:value-type="float">
            <text:p>0,53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3"/>
          <table:table-cell table:style-name="ce1" office:value-type="string" calcext:value-type="string">
            <text:p>Белый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0</text:p>
          </table:table-cell>
          <table:table-cell table:formula="of:=[.K24]-[.$K$24]+([.L24]-[.$L$24])/6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table:style-name="ce10" office:value-type="float" office:value="16.88" calcext:value-type="float">
            <text:p>16,88</text:p>
          </table:table-cell>
          <table:table-cell table:style-name="ce10" office:value-type="float" office:value="16.97" calcext:value-type="float">
            <text:p>16,97</text:p>
          </table:table-cell>
          <table:table-cell table:style-name="ce10" table:formula="of:=[.C25]-[.B25]" office:value-type="float" office:value="0.0899999999999999" calcext:value-type="float">
            <text:p>0,09</text:p>
          </table:table-cell>
          <table:table-cell table:style-name="ce25" office:value-type="float" office:value="0.51" calcext:value-type="float">
            <text:p>0,51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Фиолетовый</text:p>
          </table:table-cell>
          <table:table-cell office:value-type="float" office:value="191" calcext:value-type="float">
            <text:p>191</text:p>
          </table:table-cell>
          <table:table-cell office:value-type="float" office:value="41" calcext:value-type="float">
            <text:p>41</text:p>
          </table:table-cell>
          <table:table-cell table:formula="of:=[.K25]-[.$K$24]+([.L25]-[.$L$24])/60" office:value-type="float" office:value="11.5166666666667" calcext:value-type="float">
            <text:p>11,5166666666667</text:p>
          </table:table-cell>
          <table:table-cell table:number-columns-repeated="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float" office:value="34.98" calcext:value-type="float">
            <text:p>34,98</text:p>
          </table:table-cell>
          <table:table-cell table:style-name="ce10" office:value-type="float" office:value="35.17" calcext:value-type="float">
            <text:p>35,17</text:p>
          </table:table-cell>
          <table:table-cell table:style-name="ce10" table:formula="of:=[.C26]-[.B26]" office:value-type="float" office:value="0.190000000000005" calcext:value-type="float">
            <text:p>0,190000000000005</text:p>
          </table:table-cell>
          <table:table-cell table:style-name="ce25" office:value-type="float" office:value="1.32" calcext:value-type="float">
            <text:p>1,32</text:p>
          </table:table-cell>
          <table:table-cell table:style-name="ce16" office:value-type="float" office:value="1.2" calcext:value-type="float">
            <text:p>1,2</text:p>
          </table:table-cell>
          <table:table-cell table:number-columns-repeated="3"/>
          <table:table-cell office:value-type="string" calcext:value-type="string">
            <text:p>Синий</text:p>
          </table:table-cell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table:formula="of:=[.K26]-[.$K$24]+([.L26]-[.$L$24])/60" office:value-type="float" office:value="12.4666666666667" calcext:value-type="float">
            <text:p>12,4666666666667</text:p>
          </table:table-cell>
          <table:table-cell table:number-columns-repeated="5"/>
        </table:table-row>
        <table:table-row table:style-name="ro1">
          <table:table-cell table:style-name="ce8" office:value-type="float" office:value="-2" calcext:value-type="float">
            <text:p>-2</text:p>
          </table:table-cell>
          <table:table-cell table:style-name="ce10" office:value-type="float" office:value="35.39" calcext:value-type="float">
            <text:p>35,39</text:p>
          </table:table-cell>
          <table:table-cell table:style-name="ce10" office:value-type="float" office:value="35.55" calcext:value-type="float">
            <text:p>35,55</text:p>
          </table:table-cell>
          <table:table-cell table:style-name="ce10" table:formula="of:=[.C27]-[.B27]" office:value-type="float" office:value="0.159999999999997" calcext:value-type="float">
            <text:p>0,159999999999997</text:p>
          </table:table-cell>
          <table:table-cell table:style-name="ce25" office:value-type="float" office:value="1.29" calcext:value-type="float">
            <text:p>1,29</text:p>
          </table:table-cell>
          <table:table-cell table:style-name="ce16" office:value-type="float" office:value="1.2" calcext:value-type="float">
            <text:p>1,2</text:p>
          </table:table-cell>
          <table:table-cell table:number-columns-repeated="3"/>
          <table:table-cell office:value-type="string" calcext:value-type="string">
            <text:p>Голубой</text:p>
          </table:table-cell>
          <table:table-cell office:value-type="float" office:value="194" calcext:value-type="float">
            <text:p>194</text:p>
          </table:table-cell>
          <table:table-cell office:value-type="float" office:value="17" calcext:value-type="float">
            <text:p>17</text:p>
          </table:table-cell>
          <table:table-cell table:formula="of:=[.K27]-[.$K$24]+([.L27]-[.$L$24])/60" office:value-type="float" office:value="14.1166666666667" calcext:value-type="float">
            <text:p>14,1166666666667</text:p>
          </table:table-cell>
          <table:table-cell table:number-columns-repeated="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float" office:value="59.22" calcext:value-type="float">
            <text:p>59,22</text:p>
          </table:table-cell>
          <table:table-cell table:style-name="ce10" office:value-type="float" office:value="59.6" calcext:value-type="float">
            <text:p>59,6</text:p>
          </table:table-cell>
          <table:table-cell table:style-name="ce10" table:formula="of:=[.C28]-[.B28]" office:value-type="float" office:value="0.380000000000003" calcext:value-type="float">
            <text:p>0,380000000000003</text:p>
          </table:table-cell>
          <table:table-cell table:style-name="ce25" office:value-type="float" office:value="3.31" calcext:value-type="float">
            <text:p>3,3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Зеленый</text:p>
          </table:table-cell>
          <table:table-cell office:value-type="float" office:value="195" calcext:value-type="float">
            <text:p>195</text:p>
          </table:table-cell>
          <table:table-cell office:value-type="float" office:value="52" calcext:value-type="float">
            <text:p>52</text:p>
          </table:table-cell>
          <table:table-cell table:formula="of:=[.K28]-[.$K$24]+([.L28]-[.$L$24])/60" office:value-type="float" office:value="15.7" calcext:value-type="float">
            <text:p>15,7</text:p>
          </table:table-cell>
          <table:table-cell table:number-columns-repeated="5"/>
        </table:table-row>
        <table:table-row table:style-name="ro1">
          <table:table-cell table:style-name="ce8" office:value-type="float" office:value="-3" calcext:value-type="float">
            <text:p>-3</text:p>
          </table:table-cell>
          <table:table-cell table:style-name="ce11" office:value-type="float" office:value="60.45" calcext:value-type="float">
            <text:p>60,45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table:formula="of:=[.C29]-[.B29]" office:value-type="float" office:value="0.349999999999994" calcext:value-type="float">
            <text:p>0,349999999999994</text:p>
          </table:table-cell>
          <table:table-cell table:style-name="ce26" office:value-type="float" office:value="3.44" calcext:value-type="float">
            <text:p>3,4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Оранжевый</text:p>
          </table:table-cell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  <table:table-cell table:formula="of:=[.K29]-[.$K$24]+([.L29]-[.$L$24])/60" office:value-type="float" office:value="16.6" calcext:value-type="float">
            <text:p>16,6</text:p>
          </table:table-cell>
          <table:table-cell office:value-type="string" calcext:value-type="string">
            <text:p>7 минут между оранжевыми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196" calcext:value-type="float">
            <text:p>196</text:p>
          </table:table-cell>
          <table:table-cell office:value-type="float" office:value="53" calcext:value-type="float">
            <text:p>53</text:p>
          </table:table-cell>
          <table:table-cell table:formula="of:=[.K30]-[.$K$24]+([.L30]-[.$L$24])/60" office:value-type="float" office:value="16.7166666666667" calcext:value-type="float">
            <text:p>16,7166666666667</text:p>
          </table:table-cell>
          <table:table-cell office:value-type="string" calcext:value-type="string">
            <text:p>R = 142.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78" calcext:value-type="float">
            <text:p>0,578</text:p>
          </table:table-cell>
          <table:table-cell table:number-columns-repeated="4"/>
          <table:table-cell office:value-type="string" calcext:value-type="string">
            <text:p>Красный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table:formula="of:=[.K31]-[.$K$24]+([.L31]-[.$L$24])/60" office:value-type="float" office:value="18.0166666666667" calcext:value-type="float">
            <text:p>18,0166666666667</text:p>
          </table:table-cell>
          <table:table-cell office:value-type="string" calcext:value-type="string">
            <text:p>500 штрих./мм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Красный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[.K32]-[.$K$24]+([.L32]-[.$L$24])/60" office:value-type="float" office:value="18.2666666666667" calcext:value-type="float">
            <text:p>18,2666666666667</text:p>
          </table:table-cell>
          <table:table-cell office:value-type="string" calcext:value-type="string">
            <text:p>N = R/m ~ 143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Красный</text:p>
          </table:table-cell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table:formula="of:=[.K33]-[.$K$24]+([.L33]-[.$L$24])/60" office:value-type="float" office:value="18.4833333333333" calcext:value-type="float">
            <text:p>18,4833333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table:formula="of:=[.E24]" office:value-type="float" office:value="0.53" calcext:value-type="float">
            <text:p>0,5300</text:p>
          </table:table-cell>
          <table:table-cell table:style-name="ce22" table:formula="of:=[.E25]" office:value-type="float" office:value="0.51" calcext:value-type="float">
            <text:p>0,5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table:number-columns-repeated="3"/>
          <table:table-cell office:value-type="string" calcext:value-type="string">
            <text:p>Фиолетовый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table:formula="of:=[.K34]-[.$K$24]+([.L34]-[.$L$24])/60" office:value-type="float" office:value="23.7333333333333" calcext:value-type="float">
            <text:p>23,73333333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table:formula="of:=[.E26]" office:value-type="float" office:value="1.32" calcext:value-type="float">
            <text:p>1,3200</text:p>
          </table:table-cell>
          <table:table-cell table:style-name="ce22" table:formula="of:=[.E27]" office:value-type="float" office:value="1.29" calcext:value-type="float">
            <text:p>1,290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Синий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table:formula="of:=[.K35]-[.$K$24]+([.L35]-[.$L$24])/60" office:value-type="float" office:value="25.7" calcext:value-type="float">
            <text:p>25,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table:formula="of:=[.E28]" office:value-type="float" office:value="3.31" calcext:value-type="float">
            <text:p>3,3100</text:p>
          </table:table-cell>
          <table:table-cell table:style-name="ce22" table:formula="of:=[.E29]" office:value-type="float" office:value="3.44" calcext:value-type="float">
            <text:p>3,4400</text:p>
          </table:table-cell>
          <table:table-cell table:number-columns-repeated="6"/>
          <table:table-cell office:value-type="string" calcext:value-type="string">
            <text:p>Голубой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K36]-[.$K$24]+([.L36]-[.$L$24])/60" office:value-type="float" office:value="29.25" calcext:value-type="float">
            <text:p>29,2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Зеленый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formula="of:=[.K37]-[.$K$24]+([.L37]-[.$L$24])/60" office:value-type="float" office:value="32.8666666666667" calcext:value-type="float">
            <text:p>32,86666666666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table:formula="of:=[.K38]-[.$K$24]+([.L38]-[.$L$24])/60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K39]-[.$K$24]+([.L39]-[.$L$24])/60" office:value-type="float" office:value="35.1666666666667" calcext:value-type="float">
            <text:p>35,16666666666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Фиолетовый</text:p>
          </table:table-cell>
          <table:table-cell office:value-type="float" office:value="217" calcext:value-type="float">
            <text:p>217</text:p>
          </table:table-cell>
          <table:table-cell office:value-type="float" office:value="18" calcext:value-type="float">
            <text:p>18</text:p>
          </table:table-cell>
          <table:table-cell table:formula="of:=[.K40]-[.$K$24]+([.L40]-[.$L$24])/60" office:value-type="float" office:value="37.1333333333333" calcext:value-type="float">
            <text:p>37,133333333333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Синий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table:formula="of:=[.K41]-[.$K$24]+([.L41]-[.$L$24])/60" office:value-type="float" office:value="40.5" calcext:value-type="float">
            <text:p>40,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Голубой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table:formula="of:=[.K42]-[.$K$24]+([.L42]-[.$L$24])/60" office:value-type="float" office:value="47.1666666666667" calcext:value-type="float">
            <text:p>47,16666666666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Зеленый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table:formula="of:=[.K43]-[.$K$24]+([.L43]-[.$L$24])/60" office:value-type="float" office:value="54.5" calcext:value-type="float">
            <text:p>54,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table:formula="of:=[.K44]-[.$K$24]+([.L44]-[.$L$24])/60" office:value-type="float" office:value="59.2166666666667" calcext:value-type="float">
            <text:p>59,21666666666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table:formula="of:=[.K45]-[.$K$24]+([.L45]-[.$L$24])/60" office:value-type="float" office:value="59.6333333333333" calcext:value-type="float">
            <text:p>59,633333333333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Фиолетовый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[.K46]-[.$K$24]+([.L46]-[.$L$24])/60" office:value-type="float" office:value="60" calcext:value-type="float">
            <text:p>6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.00.0000</text:date>, <text:time style:data-style-name="N2" text:time-value="08:26:27.880362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09:23:07.635214790</meta:creation-date>
    <dc:date>2021-04-08T11:51:29.371378634</dc:date>
    <meta:editing-duration>PT2H57M47S</meta:editing-duration>
    <meta:editing-cycles>11</meta:editing-cycles>
    <meta:generator>LibreOffice/6.4.6.2$Linux_X86_64 LibreOffice_project/40$Build-2</meta:generator>
    <meta:document-statistic meta:table-count="1" meta:cell-count="32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65" chart:maximum="7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692cm" svg:height="16.15cm" xlink:href=".." xlink:type="simple" chart:class="chart:scatter" chart:style-name="ch1">
        <chart:title svg:x="12.583cm" svg:y="0.459cm" chart:style-name="ch2">
          <text:p>Первый порядок</text:p>
        </chart:title>
        <chart:legend chart:legend-position="end" svg:x="25.099cm" svg:y="6.531cm" style:legend-expansion="high" chart:style-name="ch3"/>
        <chart:plot-area chart:style-name="ch4" table:cell-range-address="Sheet1.P17:Sheet1.R24" chart:data-source-has-labels="both" svg:x="1.584cm" svg:y="1.561cm" svg:width="22.942cm" svg:height="13.285cm">
          <chartooo:coordinate-region svg:x="2.205cm" svg:y="1.76cm" svg:width="22.321cm" svg:height="12.439cm"/>
          <chart:axis chart:dimension="x" chart:name="primary-x" chart:style-name="ch5" chartooo:axis-type="auto">
            <chart:title svg:x="11.728cm" svg:y="15.169cm" chart:style-name="ch6">
              <text:p>Длина волны, нм</text:p>
            </chart:title>
            <chart:categories table:cell-range-address="Sheet1.R17:Sheet1.R24"/>
          </chart:axis>
          <chart:axis chart:dimension="y" chart:name="primary-y" chart:style-name="ch7">
            <chart:title svg:x="0.451cm" svg:y="9.292cm" chart:style-name="ch8">
              <text:p>Угол, градусы</text:p>
            </chart:title>
            <chart:grid chart:style-name="ch9" chart:class="major"/>
          </chart:axis>
          <chart:series chart:style-name="ch10" chart:values-cell-range-address="Sheet1.Q17:Sheet1.Q24" loext:label-string="полож" chart:class="chart:scatter">
            <chart:domain table:cell-range-address="Sheet1.P17:Sheet1.P24"/>
            <chart:regression-curve chart:style-name="ch11"/>
            <chart:regression-curve chart:style-name="ch11">
              <chart:equation chart:display-equation="true" chart:display-r-square="false" svg:x="4.568cm" svg:y="4.582cm"/>
            </chart:regression-curve>
            <chart:regression-curve chart:style-name="ch11"/>
            <chart:data-point chart:repeated="8"/>
          </chart:series>
          <chart:series chart:style-name="ch12" chart:values-cell-range-address="Sheet1.R17:Sheet1.R24" loext:label-string="отриц" chart:class="chart:scatter">
            <chart:regression-curve chart:style-name="ch13">
              <chart:equation chart:display-equation="true" chart:display-r-square="false"/>
            </chart:regression-curve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полож</text:p>
              </table:table-cell>
              <table:table-cell office:value-type="string">
                <text:p>отриц</text:p>
              </table:table-cell>
            </table:table-row>
          </table:table-header-rows>
          <table:table-rows>
            <table:table-row>
              <table:table-cell office:value-type="float" office:value="11.83">
                <text:p>11.83</text:p>
                <draw:g>
                  <svg:desc>Sheet1.R17:Sheet1.R24</svg:desc>
                </draw:g>
              </table:table-cell>
              <table:table-cell office:value-type="float" office:value="404.7">
                <text:p>404.7</text:p>
                <draw:g>
                  <svg:desc>Sheet1.P17:Sheet1.P24</svg:desc>
                </draw:g>
              </table:table-cell>
              <table:table-cell office:value-type="float" office:value="11.52">
                <text:p>11.52</text:p>
                <draw:g>
                  <svg:desc>Sheet1.Q17:Sheet1.Q24</svg:desc>
                </draw:g>
              </table:table-cell>
              <table:table-cell office:value-type="float" office:value="11.83">
                <text:p>11.83</text:p>
                <draw:g>
                  <svg:desc>Sheet1.R17:Sheet1.R24</svg:desc>
                </draw:g>
              </table:table-cell>
            </table:table-row>
            <table:table-row>
              <table:table-cell office:value-type="float" office:value="12.82">
                <text:p>12.82</text:p>
              </table:table-cell>
              <table:table-cell office:value-type="float" office:value="435.8">
                <text:p>435.8</text:p>
              </table:table-cell>
              <table:table-cell office:value-type="float" office:value="12.47">
                <text:p>12.47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float" office:value="14.38">
                <text:p>14.38</text:p>
              </table:table-cell>
              <table:table-cell office:value-type="float" office:value="491.6">
                <text:p>491.6</text:p>
              </table:table-cell>
              <table:table-cell office:value-type="float" office:value="14.12">
                <text:p>14.12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46.1">
                <text:p>546.1</text:p>
              </table:table-cell>
              <table:table-cell office:value-type="float" office:value="15.7">
                <text:p>15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.88">
                <text:p>16.88</text:p>
              </table:table-cell>
              <table:table-cell office:value-type="float" office:value="577">
                <text:p>577</text:p>
              </table:table-cell>
              <table:table-cell office:value-type="float" office:value="16.6">
                <text:p>16.6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float" office:value="16.97">
                <text:p>16.97</text:p>
              </table:table-cell>
              <table:table-cell office:value-type="float" office:value="579.1">
                <text:p>579.1</text:p>
              </table:table-cell>
              <table:table-cell office:value-type="float" office:value="16.72">
                <text:p>16.72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float" office:value="18.21">
                <text:p>18.21</text:p>
              </table:table-cell>
              <table:table-cell office:value-type="float" office:value="623.4">
                <text:p>623.4</text:p>
              </table:table-cell>
              <table:table-cell office:value-type="float" office:value="18.02">
                <text:p>18.02</text:p>
              </table:table-cell>
              <table:table-cell office:value-type="float" office:value="18.21">
                <text:p>18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7cm" svg:height="11.129cm" xlink:href=".." xlink:type="simple" chart:class="chart:scatter" chart:style-name="ch1">
        <chart:title svg:x="7.989cm" svg:y="0.358cm" chart:style-name="ch2">
          <text:p>Жёлтые дублеты</text:p>
        </chart:title>
        <chart:legend chart:legend-position="end" svg:x="17.368cm" svg:y="4.767cm" style:legend-expansion="high" chart:style-name="ch3"/>
        <chart:plot-area chart:style-name="ch4" table:cell-range-address="Sheet1.A34:Sheet1.C36 Sheet1.F33:Sheet1.F35" chart:data-source-has-labels="row" svg:x="1.406cm" svg:y="1.359cm" svg:width="15.567cm" svg:height="8.567cm">
          <chartooo:coordinate-region svg:x="2.689cm" svg:y="1.558cm" svg:width="14.045cm" svg:height="7.721cm"/>
          <chart:axis chart:dimension="x" chart:name="primary-x" chart:style-name="ch5">
            <chart:title svg:x="8.616cm" svg:y="10.148cm" chart:style-name="ch6">
              <text:p>Спектр</text:p>
            </chart:title>
          </chart:axis>
          <chart:axis chart:dimension="y" chart:name="primary-y" chart:style-name="ch5">
            <chart:title svg:x="0.451cm" svg:y="7.789cm" chart:style-name="ch7">
              <text:p>Угловая дисперсия, рад/мкм</text:p>
            </chart:title>
            <chart:grid chart:style-name="ch8" chart:class="major"/>
          </chart:axis>
          <chart:series chart:style-name="ch9" chart:values-cell-range-address="Sheet1.B34:Sheet1.B36" loext:label-string="полож" chart:class="chart:scatter">
            <chart:domain table:cell-range-address="Sheet1.A34:Sheet1.A36"/>
            <chart:data-point chart:repeated="3"/>
          </chart:series>
          <chart:series chart:style-name="ch10" chart:values-cell-range-address="Sheet1.F33:Sheet1.F35" loext:label-string="waiting" chart:class="chart:scatter">
            <chart:domain table:cell-range-address="Sheet1.E33:Sheet1.E35"/>
            <chart:data-point chart:repeated="3"/>
          </chart:series>
          <chart:series chart:style-name="ch11" chart:values-cell-range-address="Sheet1.C34:Sheet1.C36" loext:label-string="отриц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полож</text:p>
              </table:table-cell>
              <table:table-cell office:value-type="string">
                <text:p>Column E</text:p>
              </table:table-cell>
              <table:table-cell office:value-type="string">
                <text:p>waiting</text:p>
              </table:table-cell>
              <table:table-cell office:value-type="string">
                <text:p>отриц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4:Sheet1.A36</svg:desc>
                </draw:g>
              </table:table-cell>
              <table:table-cell office:value-type="float" office:value="0.53">
                <text:p>0.53</text:p>
                <draw:g>
                  <svg:desc>Sheet1.B34:Sheet1.B36</svg:desc>
                </draw:g>
              </table:table-cell>
              <table:table-cell office:value-type="float" office:value="1">
                <text:p>1</text:p>
                <draw:g>
                  <svg:desc>Sheet1.E33:Sheet1.E35</svg:desc>
                </draw:g>
              </table:table-cell>
              <table:table-cell office:value-type="float" office:value="0.5">
                <text:p>0.5</text:p>
                <draw:g>
                  <svg:desc>Sheet1.F33:Sheet1.F35</svg:desc>
                </draw:g>
              </table:table-cell>
              <table:table-cell office:value-type="float" office:value="0.51">
                <text:p>0.51</text:p>
                <draw:g>
                  <svg:desc>Sheet1.C34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2">
                <text:p>1.32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1">
                <text:p>3.3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44">
                <text:p>3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